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2244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55in" svg:height="3.5453in" svg:x="0.1406in" svg:y="6.5677in">
            <draw:object draw:notify-on-update-of-ranges="Sheet1.A2:Sheet1.A5 Sheet1.B1:Sheet1.B1 Sheet1.B2:Sheet1.B5 Sheet1.F2:Sheet1.F5 Sheet1.F2:Sheet1.F5 Sheet1.C1:Sheet1.C1 Sheet1.C2:Sheet1.C5 Sheet1.G2:Sheet1.G5 Sheet1.G2:Sheet1.G5 Sheet1.D1:Sheet1.D1 Sheet1.D2:Sheet1.D5 Sheet1.H2:Sheet1.H5 Sheet1.H2:Sheet1.H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5in" svg:height="3.5453in" svg:x="13.4524in" svg:y="6.5047in">
            <draw:object draw:notify-on-update-of-ranges="Sheet1.A12:Sheet1.A14 Sheet1.B11:Sheet1.B11 Sheet1.B12:Sheet1.B14 Sheet1.F12:Sheet1.F14 Sheet1.F12:Sheet1.F14 Sheet1.C11:Sheet1.C11 Sheet1.C12:Sheet1.C14 Sheet1.G12:Sheet1.G14 Sheet1.G12:Sheet1.G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3098in" svg:height="3.55in" svg:x="0.1724in" svg:y="10.2902in">
            <draw:object draw:notify-on-update-of-ranges="Sheet1.B16:Sheet1.D16 Sheet1.A17:Sheet1.A17 Sheet1.B17:Sheet1.D17 Sheet1.F17:Sheet1.H17 Sheet1.F17:Sheet1.H1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6.315in" svg:height="3.5449in" svg:x="6.7902in" svg:y="6.5988in">
            <draw:object draw:notify-on-update-of-ranges="Sheet1.A8:Sheet1.A9 Sheet1.B7:Sheet1.B7 Sheet1.B8:Sheet1.B9 Sheet1.F8:Sheet1.F9 Sheet1.F8:Sheet1.F9 Sheet1.C7:Sheet1.C7 Sheet1.C8:Sheet1.C9 Sheet1.G8:Sheet1.G9 Sheet1.G8:Sheet1.G9 Sheet1.D7:Sheet1.D7 Sheet1.D8:Sheet1.D9 Sheet1.H8:Sheet1.H9 Sheet1.H8:Sheet1.H9 Sheet1.E7:Sheet1.E7 Sheet1.E8:Sheet1.E9 Sheet1.I8:Sheet1.I9 Sheet1.I8:Sheet1.I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Java 8</text:p>
          </table:table-cell>
          <table:table-cell office:value-type="string" calcext:value-type="string">
            <text:p>Pull Algebra</text:p>
          </table:table-cell>
          <table:table-cell office:value-type="string" calcext:value-type="string">
            <text:p>Push Algebra</text:p>
          </table:table-cell>
          <table:table-cell table:number-columns-repeated="5"/>
          <table:table-cell office:value-type="string" calcext:value-type="string">
            <text:p>Benchmar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.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educe</text:p>
          </table:table-cell>
          <table:table-cell office:value-type="float" office:value="79.7924790714286" calcext:value-type="float">
            <text:p>79.7924790714</text:p>
          </table:table-cell>
          <table:table-cell office:value-type="float" office:value="79.4043946085714" calcext:value-type="float">
            <text:p>79.4043946086</text:p>
          </table:table-cell>
          <table:table-cell office:value-type="float" office:value="82.6651224813187" calcext:value-type="float">
            <text:p>82.6651224813</text:p>
          </table:table-cell>
          <table:table-cell/>
          <table:table-cell office:value-type="float" office:value="0.93570204955189" calcext:value-type="float">
            <text:p>0.9357020496</text:p>
          </table:table-cell>
          <table:table-cell office:value-type="float" office:value="1.55743628904651" calcext:value-type="float">
            <text:p>1.557436289</text:p>
          </table:table-cell>
          <table:table-cell office:value-type="float" office:value="2.00059849269408" calcext:value-type="float">
            <text:p>2.0005984927</text:p>
          </table:table-cell>
          <table:table-cell/>
          <table:table-cell office:value-type="string" calcext:value-type="string">
            <text:p>benchmarks.Benchmark_BasicPipelines.cart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filter/reduce</text:p>
          </table:table-cell>
          <table:table-cell office:value-type="float" office:value="63.171953074097" calcext:value-type="float">
            <text:p>63.1719530741</text:p>
          </table:table-cell>
          <table:table-cell office:value-type="float" office:value="67.9877565415441" calcext:value-type="float">
            <text:p>67.9877565415</text:p>
          </table:table-cell>
          <table:table-cell office:value-type="float" office:value="61.2382026976608" calcext:value-type="float">
            <text:p>61.2382026977</text:p>
          </table:table-cell>
          <table:table-cell/>
          <table:table-cell office:value-type="float" office:value="2.89431360194068" calcext:value-type="float">
            <text:p>2.8943136019</text:p>
          </table:table-cell>
          <table:table-cell office:value-type="float" office:value="3.07655465012114" calcext:value-type="float">
            <text:p>3.0765546501</text:p>
          </table:table-cell>
          <table:table-cell office:value-type="float" office:value="1.90759385312146" calcext:value-type="float">
            <text:p>1.9075938531</text:p>
          </table:table-cell>
          <table:table-cell/>
          <table:table-cell office:value-type="string" calcext:value-type="string">
            <text:p>benchmarks.Benchmark_BasicPipelines.cart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filter/map/reduce</text:p>
          </table:table-cell>
          <table:table-cell office:value-type="float" office:value="93.1003989833333" calcext:value-type="float">
            <text:p>93.1003989833</text:p>
          </table:table-cell>
          <table:table-cell office:value-type="float" office:value="98.617975680303" calcext:value-type="float">
            <text:p>98.6179756803</text:p>
          </table:table-cell>
          <table:table-cell office:value-type="float" office:value="91.9679659987179" calcext:value-type="float">
            <text:p>91.9679659987</text:p>
          </table:table-cell>
          <table:table-cell/>
          <table:table-cell office:value-type="float" office:value="2.09750003728621" calcext:value-type="float">
            <text:p>2.0975000373</text:p>
          </table:table-cell>
          <table:table-cell office:value-type="float" office:value="4.81107111938053" calcext:value-type="float">
            <text:p>4.8110711194</text:p>
          </table:table-cell>
          <table:table-cell office:value-type="float" office:value="2.24879389084115" calcext:value-type="float">
            <text:p>2.2487938908</text:p>
          </table:table-cell>
          <table:table-cell/>
          <table:table-cell office:value-type="string" calcext:value-type="string">
            <text:p>benchmarks.Benchmark_BasicPipelines.cart_reduce_Baseline</text:p>
          </table:table-cell>
          <table:table-cell office:value-type="float" office:value="8.20026434321758" calcext:value-type="float">
            <text:p>8.2002643432</text:p>
          </table:table-cell>
          <table:table-cell office:value-type="float" office:value="0.272832911969752" calcext:value-type="float">
            <text:p>0.27283291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art/reduce</text:p>
          </table:table-cell>
          <table:table-cell office:value-type="float" office:value="160.149316989286" calcext:value-type="float">
            <text:p>160.1493169893</text:p>
          </table:table-cell>
          <table:table-cell office:value-type="float" office:value="165.69034575" calcext:value-type="float">
            <text:p>165.69034575</text:p>
          </table:table-cell>
          <table:table-cell office:value-type="float" office:value="151.973326717857" calcext:value-type="float">
            <text:p>151.9733267179</text:p>
          </table:table-cell>
          <table:table-cell/>
          <table:table-cell office:value-type="float" office:value="5.34620763495397" calcext:value-type="float">
            <text:p>5.346207635</text:p>
          </table:table-cell>
          <table:table-cell office:value-type="float" office:value="13.5104182098762" calcext:value-type="float">
            <text:p>13.5104182099</text:p>
          </table:table-cell>
          <table:table-cell office:value-type="float" office:value="9.23406676603605" calcext:value-type="float">
            <text:p>9.234066766</text:p>
          </table:table-cell>
          <table:table-cell/>
          <table:table-cell office:value-type="string" calcext:value-type="string">
            <text:p>benchmarks.Benchmark_BasicPipelines.cart_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nchmarks.Benchmark_BasicPipelines.filter_map_reduc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/>
          <table:table-cell office:value-type="string" calcext:value-type="string">
            <text:p>Java 8</text:p>
          </table:table-cell>
          <table:table-cell office:value-type="string" calcext:value-type="string">
            <text:p>Pull Algebra</text:p>
          </table:table-cell>
          <table:table-cell office:value-type="string" calcext:value-type="string">
            <text:p>Push Algebra</text:p>
          </table:table-cell>
          <table:table-cell office:value-type="string" calcext:value-type="string">
            <text:p>Fused Pull Alg</text:p>
          </table:table-cell>
          <table:table-cell table:number-columns-repeated="4"/>
          <table:table-cell office:value-type="string" calcext:value-type="string">
            <text:p>benchmarks.Benchmark_BasicPipelines.filter_map_reduce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filters</text:p>
          </table:table-cell>
          <table:table-cell office:value-type="float" office:value="53.0091490108225" calcext:value-type="float">
            <text:p>53.0091490108</text:p>
          </table:table-cell>
          <table:table-cell office:value-type="float" office:value="82.5842139645833" calcext:value-type="float">
            <text:p>82.5842139646</text:p>
          </table:table-cell>
          <table:table-cell office:value-type="float" office:value="45.0800804915533" calcext:value-type="float">
            <text:p>45.0800804916</text:p>
          </table:table-cell>
          <table:table-cell office:value-type="float" office:value="41.7530077983169" calcext:value-type="float">
            <text:p>41.7530077983</text:p>
          </table:table-cell>
          <table:table-cell office:value-type="float" office:value="2.08485210907802" calcext:value-type="float">
            <text:p>2.0848521091</text:p>
          </table:table-cell>
          <table:table-cell office:value-type="float" office:value="19.3486858906775" calcext:value-type="float">
            <text:p>19.3486858907</text:p>
          </table:table-cell>
          <table:table-cell office:value-type="float" office:value="1.57632331556861" calcext:value-type="float">
            <text:p>1.5763233156</text:p>
          </table:table-cell>
          <table:table-cell office:value-type="float" office:value="3.3531382515733" calcext:value-type="float">
            <text:p>3.3531382516</text:p>
          </table:table-cell>
          <table:table-cell office:value-type="string" calcext:value-type="string">
            <text:p>benchmarks.Benchmark_BasicPipelines.filter_map_reduce_Baseline</text:p>
          </table:table-cell>
          <table:table-cell office:value-type="float" office:value="29.2522176335048" calcext:value-type="float">
            <text:p>29.2522176335</text:p>
          </table:table-cell>
          <table:table-cell office:value-type="float" office:value="0.572380217794091" calcext:value-type="float">
            <text:p>0.572380217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aps</text:p>
          </table:table-cell>
          <table:table-cell office:value-type="float" office:value="71.4326139959064" calcext:value-type="float">
            <text:p>71.4326139959</text:p>
          </table:table-cell>
          <table:table-cell office:value-type="float" office:value="83.1930698538461" calcext:value-type="float">
            <text:p>83.1930698538</text:p>
          </table:table-cell>
          <table:table-cell office:value-type="float" office:value="65.551261864269" calcext:value-type="float">
            <text:p>65.5512618643</text:p>
          </table:table-cell>
          <table:table-cell office:value-type="float" office:value="58.7979965824562" calcext:value-type="float">
            <text:p>58.7979965825</text:p>
          </table:table-cell>
          <table:table-cell office:value-type="float" office:value="15.8751814339801" calcext:value-type="float">
            <text:p>15.875181434</text:p>
          </table:table-cell>
          <table:table-cell office:value-type="float" office:value="3.81284446997271" calcext:value-type="float">
            <text:p>3.81284447</text:p>
          </table:table-cell>
          <table:table-cell office:value-type="float" office:value="12.4045641957386" calcext:value-type="float">
            <text:p>12.4045641957</text:p>
          </table:table-cell>
          <table:table-cell office:value-type="float" office:value="2.44194996349174" calcext:value-type="float">
            <text:p>2.4419499635</text:p>
          </table:table-cell>
          <table:table-cell office:value-type="string" calcext:value-type="string">
            <text:p>benchmarks.Benchmark_BasicPipelines.filter_map_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nchmarks.Benchmark_BasicPipelines.filter_reduc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/>
          <table:table-cell office:value-type="string" calcext:value-type="string">
            <text:p>Java 8 (/via iter)</text:p>
          </table:table-cell>
          <table:table-cell office:value-type="string" calcext:value-type="string">
            <text:p>Pull Algebra</text:p>
          </table:table-cell>
          <table:table-cell table:number-columns-repeated="6"/>
          <table:table-cell office:value-type="string" calcext:value-type="string">
            <text:p>benchmarks.Benchmark_BasicPipelines.filter_reduce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85.5875377274725" calcext:value-type="float">
            <text:p>85.5875377275</text:p>
          </table:table-cell>
          <table:table-cell office:value-type="float" office:value="80.7739426428571" calcext:value-type="float">
            <text:p>80.7739426429</text:p>
          </table:table-cell>
          <table:table-cell table:number-columns-repeated="2"/>
          <table:table-cell office:value-type="float" office:value="2.44670569910275" calcext:value-type="float">
            <text:p>2.4467056991</text:p>
          </table:table-cell>
          <table:table-cell office:value-type="float" office:value="1.2724693938655" calcext:value-type="float">
            <text:p>1.2724693939</text:p>
          </table:table-cell>
          <table:table-cell table:number-columns-repeated="2"/>
          <table:table-cell office:value-type="string" calcext:value-type="string">
            <text:p>benchmarks.Benchmark_BasicPipelines.filter_reduce_Baseline</text:p>
          </table:table-cell>
          <table:table-cell office:value-type="float" office:value="30.484144469966" calcext:value-type="float">
            <text:p>30.48414447</text:p>
          </table:table-cell>
          <table:table-cell office:value-type="float" office:value="0.788687433809188" calcext:value-type="float">
            <text:p>0.788687433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filter/count</text:p>
          </table:table-cell>
          <table:table-cell office:value-type="float" office:value="203.8137143" calcext:value-type="float">
            <text:p>203.8137143</text:p>
          </table:table-cell>
          <table:table-cell office:value-type="float" office:value="79.1415761789148" calcext:value-type="float">
            <text:p>79.1415761789</text:p>
          </table:table-cell>
          <table:table-cell table:number-columns-repeated="2"/>
          <table:table-cell office:value-type="float" office:value="2.42968364640428" calcext:value-type="float">
            <text:p>2.4296836464</text:p>
          </table:table-cell>
          <table:table-cell office:value-type="float" office:value="7.15169543189379" calcext:value-type="float">
            <text:p>7.1516954319</text:p>
          </table:table-cell>
          <table:table-cell table:number-columns-repeated="2"/>
          <table:table-cell office:value-type="string" calcext:value-type="string">
            <text:p>benchmarks.Benchmark_BasicPipelines.filter_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filter/map/count</text:p>
          </table:table-cell>
          <table:table-cell office:value-type="float" office:value="245.64636888" calcext:value-type="float">
            <text:p>245.64636888</text:p>
          </table:table-cell>
          <table:table-cell office:value-type="float" office:value="107.943514009091" calcext:value-type="float">
            <text:p>107.9435140091</text:p>
          </table:table-cell>
          <table:table-cell table:number-columns-repeated="2"/>
          <table:table-cell office:value-type="float" office:value="20.9670805501433" calcext:value-type="float">
            <text:p>20.9670805501</text:p>
          </table:table-cell>
          <table:table-cell office:value-type="float" office:value="2.53878734855914" calcext:value-type="float">
            <text:p>2.5387873486</text:p>
          </table:table-cell>
          <table:table-cell table:number-columns-repeated="2"/>
          <table:table-cell office:value-type="string" calcext:value-type="string">
            <text:p>benchmarks.Benchmark_BasicPipelines.reduc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nchmarks.Benchmark_BasicPipelines.reduce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/>
          <table:table-cell office:value-type="string" calcext:value-type="string">
            <text:p>Java 8</text:p>
          </table:table-cell>
          <table:table-cell office:value-type="string" calcext:value-type="string">
            <text:p>Java 8 (/via iter)</text:p>
          </table:table-cell>
          <table:table-cell office:value-type="string" calcext:value-type="string">
            <text:p>Pull Algebra</text:p>
          </table:table-cell>
          <table:table-cell table:number-columns-repeated="5"/>
          <table:table-cell office:value-type="string" calcext:value-type="string">
            <text:p>benchmarks.Benchmark_BasicPipelines.reduce_Baseline</text:p>
          </table:table-cell>
          <table:table-cell office:value-type="float" office:value="25.1214750189899" calcext:value-type="float">
            <text:p>25.121475019</text:p>
          </table:table-cell>
          <table:table-cell office:value-type="float" office:value="0.269868305933073" calcext:value-type="float">
            <text:p>0.269868305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art/take/count</text:p>
          </table:table-cell>
          <table:table-cell office:value-type="float" office:value="48.8598532950428" calcext:value-type="float">
            <text:p>48.859853295</text:p>
          </table:table-cell>
          <table:table-cell office:value-type="float" office:value="78.357310747619" calcext:value-type="float">
            <text:p>78.3573107476</text:p>
          </table:table-cell>
          <table:table-cell office:value-type="float" office:value="1.10933498218976" calcext:value-type="float">
            <text:p>1.1093349822</text:p>
          </table:table-cell>
          <table:table-cell/>
          <table:table-cell office:value-type="float" office:value="2.05858528763313" calcext:value-type="float">
            <text:p>2.0585852876</text:p>
          </table:table-cell>
          <table:table-cell office:value-type="float" office:value="3.08143635439643" calcext:value-type="float">
            <text:p>3.0814363544</text:p>
          </table:table-cell>
          <table:table-cell office:value-type="float" office:value="0.169234724947528" calcext:value-type="float">
            <text:p>0.1692347249</text:p>
          </table:table-cell>
          <table:table-cell/>
          <table:table-cell office:value-type="string" calcext:value-type="string">
            <text:p>benchmarks.Benchmark_BasicPipelines.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nchmarks.Benchmark_FusedPipelines.filters_Algebras_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nchmarks.Benchmark_FusedPipelines.filters_Algebras_Not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nchmarks.Benchmark_FusedPipelines.filters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nchmarks.Benchmark_FusedPipelines.maps_Algebras_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nchmarks.Benchmark_FusedPipelines.maps_Algebras_Not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nchmarks.Benchmark_FusedPipelines.maps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nchmarks.Benchmark_IteratorPipelines.count_iterat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nchmarks.Benchmark_IteratorPipelines.count_iterat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nchmarks.Benchmark_IteratorPipelines.filter_count_iterat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nchmarks.Benchmark_IteratorPipelines.filter_count_iterat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nchmarks.Benchmark_IteratorPipelines.filter_map_count_iterat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nchmarks.Benchmark_IteratorPipelines.filter_map_count_iterat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nchmarks.Benchmark_TakePipelines.limit_count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nchmarks.Benchmark_TakePipelines.limit_count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nchmarks.Benchmark_TakePipelines.limit_count_iterat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nchmarks.Benchmark_FusedPipelines.filters_Algebras_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enchmarks.Benchmark_FusedPipelines.maps_Algebras_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</table:table>
      <table:named-expressions/>
      <table:database-ranges>
        <table:database-range table:name="__Anonymous_Sheet_DB__0" table:target-range-address="Sheet1.J1:Sheet1.M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00/00/0000</text:date>, <text:time style:data-style-name="N2" text:time-value="21:28:48.194823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8T21:29:46.301035146</dc:date>
    <dc:creator>Aggelos Biboudis</dc:creator>
    <meta:generator>LibreOffice/4.2.7.2$Linux_X86_64 LibreOffice_project/420$Build-2</meta:generator>
    <meta:editing-duration>P0D</meta:editing-duration>
    <meta:editing-cycles>9</meta:editing-cycles>
    <meta:document-statistic meta:table-count="1" meta:cell-count="15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F2:Sheet1.F5" chart:error-lower-range="Sheet1.F2:Sheet1.F5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F2:Sheet1.F5" chart:error-lower-range="Sheet1.F2:Sheet1.F5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 chart:error-category="cell-range" chart:error-upper-range="Sheet1.G2:Sheet1.G5" chart:error-lower-range="Sheet1.G2:Sheet1.G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G2:Sheet1.G5" chart:error-lower-range="Sheet1.G2:Sheet1.G5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H2:Sheet1.H5" chart:error-lower-range="Sheet1.H2:Sheet1.H5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H2:Sheet1.H5" chart:error-lower-range="Sheet1.H2:Sheet1.H5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bar" chart:style-name="ch1">
        <chart:legend chart:legend-position="end" svg:x="13.225cm" svg:y="3.706cm" style:legend-expansion="high" chart:style-name="ch2"/>
        <chart:plot-area chart:style-name="ch3" table:cell-range-address="Sheet1.A2:Sheet1.D5 Sheet1.B1:Sheet1.D1" chart:data-source-has-labels="both" svg:x="1.331cm" svg:y="0.18cm" svg:width="11.574cm" svg:height="8.646cm">
          <chartooo:coordinate-region svg:x="2.138cm" svg:y="0.379cm" svg:width="10.767cm" svg:height="7.8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>
            <chart:title svg:x="0.451cm" svg:y="5.301cm" chart:style-name="ch6">
              <text:p>avg ms/op</text:p>
            </chart:title>
            <chart:grid chart:style-name="ch7" chart:class="major"/>
          </chart:axis>
          <chart:series chart:style-name="ch8" chart:values-cell-range-address="Sheet1.B2:Sheet1.B5" chart:label-cell-address="Sheet1.B1:Sheet1.B1" chart:class="chart:bar">
            <chart:error-indicator chart:style-name="ch9" chart:dimension="y"/>
            <chart:data-point chart:repeated="4"/>
          </chart:series>
          <chart:series chart:style-name="ch10" chart:values-cell-range-address="Sheet1.C2:Sheet1.C5" chart:label-cell-address="Sheet1.C1:Sheet1.C1" chart:class="chart:bar">
            <chart:error-indicator chart:style-name="ch11" chart:dimension="y"/>
            <chart:data-point chart:repeated="4"/>
          </chart:series>
          <chart:series chart:style-name="ch12" chart:values-cell-range-address="Sheet1.D2:Sheet1.D5" chart:label-cell-address="Sheet1.D1:Sheet1.D1" chart:class="chart:bar">
            <chart:error-indicator chart:style-name="ch13" chart:dimension="y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8</text:p>
                <draw:g>
                  <svg:desc>Sheet1.B1:Sheet1.B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Pull Algebra</text:p>
                <draw:g>
                  <svg:desc>Sheet1.C1:Sheet1.C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Push Algebra</text:p>
                <draw:g>
                  <svg:desc>Sheet1.D1:Sheet1.D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duce</text:p>
                <draw:g>
                  <svg:desc>Sheet1.A2:Sheet1.A5</svg:desc>
                </draw:g>
              </table:table-cell>
              <table:table-cell office:value-type="float" office:value="79.7924790714286">
                <text:p>79.7924790714286</text:p>
                <draw:g>
                  <svg:desc>Sheet1.B2:Sheet1.B5</svg:desc>
                </draw:g>
              </table:table-cell>
              <table:table-cell office:value-type="float" office:value="0.93570204955189">
                <text:p>0.93570204955189</text:p>
                <draw:g>
                  <svg:desc>Sheet1.F2:Sheet1.F5</svg:desc>
                </draw:g>
              </table:table-cell>
              <table:table-cell office:value-type="float" office:value="0.93570204955189">
                <text:p>0.93570204955189</text:p>
                <draw:g>
                  <svg:desc>Sheet1.F2:Sheet1.F5</svg:desc>
                </draw:g>
              </table:table-cell>
              <table:table-cell office:value-type="float" office:value="79.4043946085714">
                <text:p>79.4043946085714</text:p>
                <draw:g>
                  <svg:desc>Sheet1.C2:Sheet1.C5</svg:desc>
                </draw:g>
              </table:table-cell>
              <table:table-cell office:value-type="float" office:value="1.55743628904651">
                <text:p>1.55743628904651</text:p>
                <draw:g>
                  <svg:desc>Sheet1.G2:Sheet1.G5</svg:desc>
                </draw:g>
              </table:table-cell>
              <table:table-cell office:value-type="float" office:value="1.55743628904651">
                <text:p>1.55743628904651</text:p>
                <draw:g>
                  <svg:desc>Sheet1.G2:Sheet1.G5</svg:desc>
                </draw:g>
              </table:table-cell>
              <table:table-cell office:value-type="float" office:value="82.6651224813187">
                <text:p>82.6651224813187</text:p>
                <draw:g>
                  <svg:desc>Sheet1.D2:Sheet1.D5</svg:desc>
                </draw:g>
              </table:table-cell>
              <table:table-cell office:value-type="float" office:value="2.00059849269408">
                <text:p>2.00059849269408</text:p>
                <draw:g>
                  <svg:desc>Sheet1.H2:Sheet1.H5</svg:desc>
                </draw:g>
              </table:table-cell>
              <table:table-cell office:value-type="float" office:value="2.00059849269408">
                <text:p>2.00059849269408</text:p>
                <draw:g>
                  <svg:desc>Sheet1.H2:Sheet1.H5</svg:desc>
                </draw:g>
              </table:table-cell>
            </table:table-row>
            <table:table-row>
              <table:table-cell office:value-type="string">
                <text:p>filter/reduce</text:p>
              </table:table-cell>
              <table:table-cell office:value-type="float" office:value="63.171953074097">
                <text:p>63.171953074097</text:p>
              </table:table-cell>
              <table:table-cell office:value-type="float" office:value="2.89431360194068">
                <text:p>2.89431360194068</text:p>
              </table:table-cell>
              <table:table-cell office:value-type="float" office:value="2.89431360194068">
                <text:p>2.89431360194068</text:p>
              </table:table-cell>
              <table:table-cell office:value-type="float" office:value="67.9877565415441">
                <text:p>67.9877565415441</text:p>
              </table:table-cell>
              <table:table-cell office:value-type="float" office:value="3.07655465012114">
                <text:p>3.07655465012114</text:p>
              </table:table-cell>
              <table:table-cell office:value-type="float" office:value="3.07655465012114">
                <text:p>3.07655465012114</text:p>
              </table:table-cell>
              <table:table-cell office:value-type="float" office:value="61.2382026976608">
                <text:p>61.2382026976608</text:p>
              </table:table-cell>
              <table:table-cell office:value-type="float" office:value="1.90759385312146">
                <text:p>1.90759385312146</text:p>
              </table:table-cell>
              <table:table-cell office:value-type="float" office:value="1.90759385312146">
                <text:p>1.90759385312146</text:p>
              </table:table-cell>
            </table:table-row>
            <table:table-row>
              <table:table-cell office:value-type="string">
                <text:p>filter/map/reduce</text:p>
              </table:table-cell>
              <table:table-cell office:value-type="float" office:value="93.1003989833333">
                <text:p>93.1003989833333</text:p>
              </table:table-cell>
              <table:table-cell office:value-type="float" office:value="2.09750003728621">
                <text:p>2.09750003728621</text:p>
              </table:table-cell>
              <table:table-cell office:value-type="float" office:value="2.09750003728621">
                <text:p>2.09750003728621</text:p>
              </table:table-cell>
              <table:table-cell office:value-type="float" office:value="98.617975680303">
                <text:p>98.617975680303</text:p>
              </table:table-cell>
              <table:table-cell office:value-type="float" office:value="4.81107111938053">
                <text:p>4.81107111938053</text:p>
              </table:table-cell>
              <table:table-cell office:value-type="float" office:value="4.81107111938053">
                <text:p>4.81107111938053</text:p>
              </table:table-cell>
              <table:table-cell office:value-type="float" office:value="91.9679659987179">
                <text:p>91.9679659987179</text:p>
              </table:table-cell>
              <table:table-cell office:value-type="float" office:value="2.24879389084115">
                <text:p>2.24879389084115</text:p>
              </table:table-cell>
              <table:table-cell office:value-type="float" office:value="2.24879389084115">
                <text:p>2.24879389084115</text:p>
              </table:table-cell>
            </table:table-row>
            <table:table-row>
              <table:table-cell office:value-type="string">
                <text:p>cart/reduce</text:p>
              </table:table-cell>
              <table:table-cell office:value-type="float" office:value="160.149316989286">
                <text:p>160.149316989286</text:p>
              </table:table-cell>
              <table:table-cell office:value-type="float" office:value="5.34620763495397">
                <text:p>5.34620763495397</text:p>
              </table:table-cell>
              <table:table-cell office:value-type="float" office:value="5.34620763495397">
                <text:p>5.34620763495397</text:p>
              </table:table-cell>
              <table:table-cell office:value-type="float" office:value="165.69034575">
                <text:p>165.69034575</text:p>
              </table:table-cell>
              <table:table-cell office:value-type="float" office:value="13.5104182098762">
                <text:p>13.5104182098762</text:p>
              </table:table-cell>
              <table:table-cell office:value-type="float" office:value="13.5104182098762">
                <text:p>13.5104182098762</text:p>
              </table:table-cell>
              <table:table-cell office:value-type="float" office:value="151.973326717857">
                <text:p>151.973326717857</text:p>
              </table:table-cell>
              <table:table-cell office:value-type="float" office:value="9.23406676603605">
                <text:p>9.23406676603605</text:p>
              </table:table-cell>
              <table:table-cell office:value-type="float" office:value="9.23406676603605">
                <text:p>9.23406676603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F8:Sheet1.F9" chart:error-lower-range="Sheet1.F8:Sheet1.F9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F8:Sheet1.F9" chart:error-lower-range="Sheet1.F8:Sheet1.F9" char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error-category="cell-range" chart:error-upper-range="Sheet1.G8:Sheet1.G9" chart:error-lower-range="Sheet1.G8:Sheet1.G9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G8:Sheet1.G9" chart:error-lower-range="Sheet1.G8:Sheet1.G9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H8:Sheet1.H9" chart:error-lower-range="Sheet1.H8:Sheet1.H9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H8:Sheet1.H9" chart:error-lower-range="Sheet1.H8:Sheet1.H9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heet1.I8:Sheet1.I9" chart:error-lower-range="Sheet1.I8:Sheet1.I9"/>
      <style:graphic-properties draw:stroke="none" draw:fill-color="#579d1c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I8:Sheet1.I9" chart:error-lower-range="Sheet1.I8:Sheet1.I9" char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41cm" svg:height="9.005cm" xlink:href=".." xlink:type="simple" chart:class="chart:bar" chart:style-name="ch1">
        <chart:legend chart:legend-position="end" svg:x="13.063cm" svg:y="3.456cm" style:legend-expansion="high" chart:style-name="ch2"/>
        <chart:plot-area chart:style-name="ch3" table:cell-range-address="Sheet1.A8:Sheet1.E9 Sheet1.B7:Sheet1.E7" chart:data-source-has-labels="both" svg:x="1.331cm" svg:y="0.18cm" svg:width="11.412cm" svg:height="8.645cm">
          <chartooo:coordinate-region svg:x="2.138cm" svg:y="0.379cm" svg:width="10.605cm" svg:height="7.799cm"/>
          <chart:axis chart:dimension="x" chart:name="primary-x" chart:style-name="ch4" chartooo:axis-type="auto">
            <chartooo:date-scale/>
            <chart:categories table:cell-range-address="Sheet1.A8:Sheet1.A9"/>
          </chart:axis>
          <chart:axis chart:dimension="y" chart:name="primary-y" chart:style-name="ch5">
            <chart:title svg:x="0.451cm" svg:y="5.3cm" chart:style-name="ch6">
              <text:p>avg ms/op</text:p>
            </chart:title>
            <chart:grid chart:style-name="ch7" chart:class="major"/>
          </chart:axis>
          <chart:series chart:style-name="ch8" chart:values-cell-range-address="Sheet1.B8:Sheet1.B9" chart:label-cell-address="Sheet1.B7:Sheet1.B7" chart:class="chart:bar">
            <chart:error-indicator chart:style-name="ch9" chart:dimension="y"/>
            <chart:data-point chart:style-name="ch10"/>
            <chart:data-point/>
          </chart:series>
          <chart:series chart:style-name="ch11" chart:values-cell-range-address="Sheet1.C8:Sheet1.C9" chart:label-cell-address="Sheet1.C7:Sheet1.C7" chart:class="chart:bar">
            <chart:error-indicator chart:style-name="ch12" chart:dimension="y"/>
            <chart:data-point chart:repeated="2"/>
          </chart:series>
          <chart:series chart:style-name="ch13" chart:values-cell-range-address="Sheet1.D8:Sheet1.D9" chart:label-cell-address="Sheet1.D7:Sheet1.D7" chart:class="chart:bar">
            <chart:error-indicator chart:style-name="ch14" chart:dimension="y"/>
            <chart:data-point chart:repeated="2"/>
          </chart:series>
          <chart:series chart:style-name="ch15" chart:values-cell-range-address="Sheet1.E8:Sheet1.E9" chart:label-cell-address="Sheet1.E7:Sheet1.E7" chart:class="chart:bar">
            <chart:error-indicator chart:style-name="ch16" chart:dimension="y"/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8</text:p>
                <draw:g>
                  <svg:desc>Sheet1.B7:Sheet1.B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Pull Algebra</text:p>
                <draw:g>
                  <svg:desc>Sheet1.C7:Sheet1.C7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Push Algebra</text:p>
                <draw:g>
                  <svg:desc>Sheet1.D7:Sheet1.D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Fused Pull Alg</text:p>
                <draw:g>
                  <svg:desc>Sheet1.E7:Sheet1.E7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filters</text:p>
                <draw:g>
                  <svg:desc>Sheet1.A8:Sheet1.A9</svg:desc>
                </draw:g>
              </table:table-cell>
              <table:table-cell office:value-type="float" office:value="53.0091490108225">
                <text:p>53.0091490108225</text:p>
                <draw:g>
                  <svg:desc>Sheet1.B8:Sheet1.B9</svg:desc>
                </draw:g>
              </table:table-cell>
              <table:table-cell office:value-type="float" office:value="2.08485210907802">
                <text:p>2.08485210907802</text:p>
                <draw:g>
                  <svg:desc>Sheet1.F8:Sheet1.F9</svg:desc>
                </draw:g>
              </table:table-cell>
              <table:table-cell office:value-type="float" office:value="2.08485210907802">
                <text:p>2.08485210907802</text:p>
                <draw:g>
                  <svg:desc>Sheet1.F8:Sheet1.F9</svg:desc>
                </draw:g>
              </table:table-cell>
              <table:table-cell office:value-type="float" office:value="82.5842139645833">
                <text:p>82.5842139645833</text:p>
                <draw:g>
                  <svg:desc>Sheet1.C8:Sheet1.C9</svg:desc>
                </draw:g>
              </table:table-cell>
              <table:table-cell office:value-type="float" office:value="19.3486858906775">
                <text:p>19.3486858906775</text:p>
                <draw:g>
                  <svg:desc>Sheet1.G8:Sheet1.G9</svg:desc>
                </draw:g>
              </table:table-cell>
              <table:table-cell office:value-type="float" office:value="19.3486858906775">
                <text:p>19.3486858906775</text:p>
                <draw:g>
                  <svg:desc>Sheet1.G8:Sheet1.G9</svg:desc>
                </draw:g>
              </table:table-cell>
              <table:table-cell office:value-type="float" office:value="45.0800804915533">
                <text:p>45.0800804915533</text:p>
                <draw:g>
                  <svg:desc>Sheet1.D8:Sheet1.D9</svg:desc>
                </draw:g>
              </table:table-cell>
              <table:table-cell office:value-type="float" office:value="1.57632331556861">
                <text:p>1.57632331556861</text:p>
                <draw:g>
                  <svg:desc>Sheet1.H8:Sheet1.H9</svg:desc>
                </draw:g>
              </table:table-cell>
              <table:table-cell office:value-type="float" office:value="1.57632331556861">
                <text:p>1.57632331556861</text:p>
                <draw:g>
                  <svg:desc>Sheet1.H8:Sheet1.H9</svg:desc>
                </draw:g>
              </table:table-cell>
              <table:table-cell office:value-type="float" office:value="41.7530077983169">
                <text:p>41.7530077983169</text:p>
                <draw:g>
                  <svg:desc>Sheet1.E8:Sheet1.E9</svg:desc>
                </draw:g>
              </table:table-cell>
              <table:table-cell office:value-type="float" office:value="3.3531382515733">
                <text:p>3.3531382515733</text:p>
                <draw:g>
                  <svg:desc>Sheet1.I8:Sheet1.I9</svg:desc>
                </draw:g>
              </table:table-cell>
              <table:table-cell office:value-type="float" office:value="3.3531382515733">
                <text:p>3.3531382515733</text:p>
                <draw:g>
                  <svg:desc>Sheet1.I8:Sheet1.I9</svg:desc>
                </draw:g>
              </table:table-cell>
            </table:table-row>
            <table:table-row>
              <table:table-cell office:value-type="string">
                <text:p>maps</text:p>
              </table:table-cell>
              <table:table-cell office:value-type="float" office:value="71.4326139959064">
                <text:p>71.4326139959064</text:p>
              </table:table-cell>
              <table:table-cell office:value-type="float" office:value="15.8751814339801">
                <text:p>15.8751814339801</text:p>
              </table:table-cell>
              <table:table-cell office:value-type="float" office:value="15.8751814339801">
                <text:p>15.8751814339801</text:p>
              </table:table-cell>
              <table:table-cell office:value-type="float" office:value="83.1930698538461">
                <text:p>83.1930698538461</text:p>
              </table:table-cell>
              <table:table-cell office:value-type="float" office:value="3.81284446997271">
                <text:p>3.81284446997271</text:p>
              </table:table-cell>
              <table:table-cell office:value-type="float" office:value="3.81284446997271">
                <text:p>3.81284446997271</text:p>
              </table:table-cell>
              <table:table-cell office:value-type="float" office:value="65.551261864269">
                <text:p>65.551261864269</text:p>
              </table:table-cell>
              <table:table-cell office:value-type="float" office:value="12.4045641957386">
                <text:p>12.4045641957386</text:p>
              </table:table-cell>
              <table:table-cell office:value-type="float" office:value="12.4045641957386">
                <text:p>12.4045641957386</text:p>
              </table:table-cell>
              <table:table-cell office:value-type="float" office:value="58.7979965824562">
                <text:p>58.7979965824562</text:p>
              </table:table-cell>
              <table:table-cell office:value-type="float" office:value="2.44194996349174">
                <text:p>2.44194996349174</text:p>
              </table:table-cell>
              <table:table-cell office:value-type="float" office:value="2.44194996349174">
                <text:p>2.441949963491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F12:Sheet1.F14" chart:error-lower-range="Sheet1.F12:Sheet1.F14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F12:Sheet1.F14" chart:error-lower-range="Sheet1.F12:Sheet1.F14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 chart:error-category="cell-range" chart:error-upper-range="Sheet1.G12:Sheet1.G14" chart:error-lower-range="Sheet1.G12:Sheet1.G14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G12:Sheet1.G14" chart:error-lower-range="Sheet1.G12:Sheet1.G14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2.747cm" svg:y="3.955cm" style:legend-expansion="high" chart:style-name="ch2"/>
        <chart:plot-area chart:style-name="ch3" table:cell-range-address="Sheet1.A12:Sheet1.C14 Sheet1.B11:Sheet1.C11" chart:data-source-has-labels="both" svg:x="1.33cm" svg:y="0.18cm" svg:width="11.098cm" svg:height="8.646cm">
          <chartooo:coordinate-region svg:x="2.137cm" svg:y="0.38cm" svg:width="10.291cm" svg:height="7.799cm"/>
          <chart:axis chart:dimension="x" chart:name="primary-x" chart:style-name="ch4" chartooo:axis-type="auto">
            <chartooo:date-scale/>
            <chart:categories table:cell-range-address="Sheet1.A12:Sheet1.A14"/>
          </chart:axis>
          <chart:axis chart:dimension="y" chart:name="primary-y" chart:style-name="ch5">
            <chart:title svg:x="0.451cm" svg:y="5.301cm" chart:style-name="ch6">
              <text:p>avg ms/op</text:p>
            </chart:title>
            <chart:grid chart:style-name="ch7" chart:class="major"/>
          </chart:axis>
          <chart:series chart:style-name="ch8" chart:values-cell-range-address="Sheet1.B12:Sheet1.B14" chart:label-cell-address="Sheet1.B11:Sheet1.B11" chart:class="chart:bar">
            <chart:error-indicator chart:style-name="ch9" chart:dimension="y"/>
            <chart:data-point chart:repeated="3"/>
          </chart:series>
          <chart:series chart:style-name="ch10" chart:values-cell-range-address="Sheet1.C12:Sheet1.C14" chart:label-cell-address="Sheet1.C11:Sheet1.C11" chart:class="chart:bar">
            <chart:error-indicator chart:style-name="ch11" chart:dimension="y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8 (/via iter)</text:p>
                <draw:g>
                  <svg:desc>Sheet1.B11:Sheet1.B1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Pull Algebra</text:p>
                <draw:g>
                  <svg:desc>Sheet1.C11:Sheet1.C1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count</text:p>
                <draw:g>
                  <svg:desc>Sheet1.A12:Sheet1.A14</svg:desc>
                </draw:g>
              </table:table-cell>
              <table:table-cell office:value-type="float" office:value="85.5875377274725">
                <text:p>85.5875377274725</text:p>
                <draw:g>
                  <svg:desc>Sheet1.B12:Sheet1.B14</svg:desc>
                </draw:g>
              </table:table-cell>
              <table:table-cell office:value-type="float" office:value="2.44670569910275">
                <text:p>2.44670569910275</text:p>
                <draw:g>
                  <svg:desc>Sheet1.F12:Sheet1.F14</svg:desc>
                </draw:g>
              </table:table-cell>
              <table:table-cell office:value-type="float" office:value="2.44670569910275">
                <text:p>2.44670569910275</text:p>
                <draw:g>
                  <svg:desc>Sheet1.F12:Sheet1.F14</svg:desc>
                </draw:g>
              </table:table-cell>
              <table:table-cell office:value-type="float" office:value="80.7739426428571">
                <text:p>80.7739426428571</text:p>
                <draw:g>
                  <svg:desc>Sheet1.C12:Sheet1.C14</svg:desc>
                </draw:g>
              </table:table-cell>
              <table:table-cell office:value-type="float" office:value="1.2724693938655">
                <text:p>1.2724693938655</text:p>
                <draw:g>
                  <svg:desc>Sheet1.G12:Sheet1.G14</svg:desc>
                </draw:g>
              </table:table-cell>
              <table:table-cell office:value-type="float" office:value="1.2724693938655">
                <text:p>1.2724693938655</text:p>
                <draw:g>
                  <svg:desc>Sheet1.G12:Sheet1.G14</svg:desc>
                </draw:g>
              </table:table-cell>
            </table:table-row>
            <table:table-row>
              <table:table-cell office:value-type="string">
                <text:p>filter/count</text:p>
              </table:table-cell>
              <table:table-cell office:value-type="float" office:value="203.8137143">
                <text:p>203.8137143</text:p>
              </table:table-cell>
              <table:table-cell office:value-type="float" office:value="2.42968364640428">
                <text:p>2.42968364640428</text:p>
              </table:table-cell>
              <table:table-cell office:value-type="float" office:value="2.42968364640428">
                <text:p>2.42968364640428</text:p>
              </table:table-cell>
              <table:table-cell office:value-type="float" office:value="79.1415761789148">
                <text:p>79.1415761789148</text:p>
              </table:table-cell>
              <table:table-cell office:value-type="float" office:value="7.15169543189379">
                <text:p>7.15169543189379</text:p>
              </table:table-cell>
              <table:table-cell office:value-type="float" office:value="7.15169543189379">
                <text:p>7.15169543189379</text:p>
              </table:table-cell>
            </table:table-row>
            <table:table-row>
              <table:table-cell office:value-type="string">
                <text:p>filter/map/count</text:p>
              </table:table-cell>
              <table:table-cell office:value-type="float" office:value="245.64636888">
                <text:p>245.64636888</text:p>
              </table:table-cell>
              <table:table-cell office:value-type="float" office:value="20.9670805501433">
                <text:p>20.9670805501433</text:p>
              </table:table-cell>
              <table:table-cell office:value-type="float" office:value="20.9670805501433">
                <text:p>20.9670805501433</text:p>
              </table:table-cell>
              <table:table-cell office:value-type="float" office:value="107.943514009091">
                <text:p>107.943514009091</text:p>
              </table:table-cell>
              <table:table-cell office:value-type="float" office:value="2.53878734855914">
                <text:p>2.53878734855914</text:p>
              </table:table-cell>
              <table:table-cell office:value-type="float" office:value="2.53878734855914">
                <text:p>2.53878734855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F17:Sheet1.H17" chart:error-lower-range="Sheet1.F17:Sheet1.H17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F17:Sheet1.H17" chart:error-lower-range="Sheet1.F17:Sheet1.H17"/>
      <style:graphic-properties draw:stroke="none" draw:fill-color="#808080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F17:Sheet1.H17" chart:error-lower-range="Sheet1.F17:Sheet1.H17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8cm" svg:height="9.018cm" xlink:href=".." xlink:type="simple" chart:class="chart:bar" chart:style-name="ch1">
        <chart:legend chart:legend-position="end" svg:x="12.971cm" svg:y="4.21cm" style:legend-expansion="high" chart:style-name="ch2"/>
        <chart:plot-area chart:style-name="ch3" table:cell-range-address="Sheet1.B16:Sheet1.D17 Sheet1.A17:Sheet1.A17" chart:data-source-has-labels="both" svg:x="1.331cm" svg:y="0.18cm" svg:width="11.32cm" svg:height="8.658cm">
          <chartooo:coordinate-region svg:x="1.952cm" svg:y="0.379cm" svg:width="10.699cm" svg:height="7.812cm"/>
          <chart:axis chart:dimension="x" chart:name="primary-x" chart:style-name="ch4" chartooo:axis-type="auto">
            <chartooo:date-scale/>
            <chart:categories table:cell-range-address="Sheet1.B16:Sheet1.D16"/>
          </chart:axis>
          <chart:axis chart:dimension="y" chart:name="primary-y" chart:style-name="ch5">
            <chart:title svg:x="0.451cm" svg:y="5.307cm" chart:style-name="ch6">
              <text:p>avg ms/op</text:p>
            </chart:title>
            <chart:grid chart:style-name="ch7" chart:class="major"/>
          </chart:axis>
          <chart:series chart:style-name="ch8" chart:values-cell-range-address="Sheet1.B17:Sheet1.D17" chart:label-cell-address="Sheet1.A17:Sheet1.A17" chart:class="chart:bar">
            <chart:error-indicator chart:style-name="ch9" chart:dimension="y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8</text:p>
                <draw:g>
                  <svg:desc>Sheet1.B16:Sheet1.D16</svg:desc>
                </draw:g>
              </table:table-cell>
              <table:table-cell office:value-type="string">
                <text:p>Java 8 (/via iter)</text:p>
              </table:table-cell>
              <table:table-cell office:value-type="string">
                <text:p>Pull Algebra</text:p>
              </table:table-cell>
            </table:table-row>
          </table:table-header-rows>
          <table:table-rows>
            <table:table-row>
              <table:table-cell office:value-type="string">
                <text:p>cart/take/count</text:p>
                <draw:g>
                  <svg:desc>Sheet1.A17:Sheet1.A17</svg:desc>
                </draw:g>
              </table:table-cell>
              <table:table-cell office:value-type="float" office:value="48.8598532950428">
                <text:p>48.8598532950428</text:p>
                <draw:g>
                  <svg:desc>Sheet1.B17:Sheet1.D17</svg:desc>
                </draw:g>
              </table:table-cell>
              <table:table-cell office:value-type="float" office:value="78.357310747619">
                <text:p>78.357310747619</text:p>
              </table:table-cell>
              <table:table-cell office:value-type="float" office:value="1.10933498218976">
                <text:p>1.10933498218976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2.05858528763313">
                <text:p>2.05858528763313</text:p>
                <draw:g>
                  <svg:desc>Sheet1.F17:Sheet1.H17</svg:desc>
                </draw:g>
              </table:table-cell>
              <table:table-cell office:value-type="float" office:value="3.08143635439643">
                <text:p>3.08143635439643</text:p>
              </table:table-cell>
              <table:table-cell office:value-type="float" office:value="0.169234724947528">
                <text:p>0.169234724947528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2.05858528763313">
                <text:p>2.05858528763313</text:p>
                <draw:g>
                  <svg:desc>Sheet1.F17:Sheet1.H17</svg:desc>
                </draw:g>
              </table:table-cell>
              <table:table-cell office:value-type="float" office:value="3.08143635439643">
                <text:p>3.08143635439643</text:p>
              </table:table-cell>
              <table:table-cell office:value-type="float" office:value="0.169234724947528">
                <text:p>0.1692347249475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